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inherit" svg:font-family="inherit"/>
  </office:font-face-decls>
  <office:automatic-styles>
    <style:style style:name="Tabela1" style:family="table">
      <style:table-properties style:width="14.446cm" fo:margin-left="1.27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0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" style:family="table">
      <style:table-properties style:width="14.446cm" fo:margin-left="1.27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1.5pt solid #000000" style:writing-mode="lr-tb"/>
    </style:style>
    <style:style style:name="Tabela3" style:family="table">
      <style:table-properties style:width="14.923cm" fo:margin-left="1.27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6.98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4.319cm" fo:margin-left="-0.191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1.75cm"/>
    </style:style>
    <style:style style:name="Tabela4.C" style:family="table-column">
      <style:table-column-properties style:column-width="2.842cm"/>
    </style:style>
    <style:style style:name="Tabela4.D" style:family="table-column">
      <style:table-column-properties style:column-width="4.28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3.944cm" fo:margin-left="-0.191cm" table:align="left" style:writing-mode="lr-tb"/>
    </style:style>
    <style:style style:name="Tabela5.A" style:family="table-column">
      <style:table-column-properties style:column-width="6.943cm"/>
    </style:style>
    <style:style style:name="Tabela5.B" style:family="table-column">
      <style:table-column-properties style:column-width="2cm"/>
    </style:style>
    <style:style style:name="Tabela5.C" style:family="table-column">
      <style:table-column-properties style:column-width="5.00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Body_20_Text_20_3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Heading">
      <style:text-properties fo:language="pt" fo:country="BR" officeooo:rsid="000f5389" officeooo:paragraph-rsid="000f5389"/>
    </style:style>
    <style:style style:name="P5" style:family="paragraph" style:parent-style-name="Heading_20_1">
      <style:text-properties fo:language="pt" fo:country="BR"/>
    </style:style>
    <style:style style:name="P6" style:family="paragraph" style:parent-style-name="Heading_20_1">
      <style:text-properties fo:language="pt" fo:country="BR" officeooo:rsid="0011b0a3" officeooo:paragraph-rsid="0011b0a3"/>
    </style:style>
    <style:style style:name="P7" style:family="paragraph" style:parent-style-name="Heading_20_1">
      <style:text-properties fo:language="pt" fo:country="BR" officeooo:rsid="001a22a0" officeooo:paragraph-rsid="001a22a0"/>
    </style:style>
    <style:style style:name="P8" style:family="paragraph" style:parent-style-name="Heading_20_1">
      <style:text-properties fo:language="pt" fo:country="BR" officeooo:rsid="001c1d9b" officeooo:paragraph-rsid="001c1d9b"/>
    </style:style>
    <style:style style:name="P9" style:family="paragraph" style:parent-style-name="Heading_20_2">
      <style:text-properties fo:language="pt" fo:country="BR" officeooo:rsid="0018846c" officeooo:paragraph-rsid="0018846c"/>
    </style:style>
    <style:style style:name="P10" style:family="paragraph" style:parent-style-name="Heading_20_2">
      <style:text-properties fo:language="pt" fo:country="BR" officeooo:rsid="001a22a0" officeooo:paragraph-rsid="001a22a0"/>
    </style:style>
    <style:style style:name="P11" style:family="paragraph" style:parent-style-name="Heading_20_2">
      <style:text-properties fo:language="pt" fo:country="BR" officeooo:rsid="001c1d9b" officeooo:paragraph-rsid="001c1d9b"/>
    </style:style>
    <style:style style:name="P12" style:family="paragraph" style:parent-style-name="Heading_20_2">
      <style:text-properties fo:language="pt" fo:country="BR"/>
    </style:style>
    <style:style style:name="P13" style:family="paragraph" style:parent-style-name="Heading_20_2">
      <style:text-properties fo:language="pt" fo:country="BR" officeooo:paragraph-rsid="0012e88a"/>
    </style:style>
    <style:style style:name="P14" style:family="paragraph" style:parent-style-name="InfoBlue">
      <style:text-properties fo:language="pt" fo:country="BR"/>
    </style:style>
    <style:style style:name="P15" style:family="paragraph" style:parent-style-name="InfoBlue">
      <style:text-properties fo:color="#000000" loext:opacity="100%" fo:language="pt" fo:country="BR" officeooo:rsid="001603de" officeooo:paragraph-rsid="001603d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8" style:family="paragraph" style:parent-style-name="Standard">
      <style:paragraph-properties fo:text-align="center" style:justify-single-word="false"/>
      <style:text-properties fo:language="pt" fo:country="BR"/>
    </style:style>
    <style:style style:name="P19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P20" style:family="paragraph" style:parent-style-name="Standard"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2" style:family="paragraph" style:parent-style-name="Standard">
      <style:text-properties fo:language="pt" fo:country="BR" officeooo:rsid="000f5389" officeooo:paragraph-rsid="000f5389"/>
    </style:style>
    <style:style style:name="P23" style:family="paragraph" style:parent-style-name="Standard">
      <style:text-properties fo:language="pt" fo:country="BR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/>
      <style:text-properties fo:language="pt" fo:country="BR"/>
    </style:style>
    <style:style style:name="P25" style:family="paragraph" style:parent-style-name="Text_20_body">
      <style:paragraph-properties fo:margin-left="0.127cm" fo:margin-right="0cm" fo:text-indent="0cm" style:auto-text-indent="false"/>
      <style:text-properties fo:language="pt" fo:country="BR"/>
    </style:style>
    <style:style style:name="P26" style:family="paragraph" style:parent-style-name="Text_20_body">
      <style:text-properties fo:language="pt" fo:country="BR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language="pt" fo:country="BR" fo:font-weight="bold" style:font-weight-asian="bold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fo:font-weight="bold" style:font-weight-asian="bold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pt" fo:country="BR" officeooo:rsid="00238f63" officeooo:paragraph-rsid="00238f63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rsid="00238f63" officeooo:paragraph-rsid="00238f63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paragraph-rsid="0022a4ba"/>
    </style:style>
    <style:style style:name="T1" style:family="text">
      <style:text-properties style:font-name-asian="Tim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f5389"/>
    </style:style>
    <style:style style:name="T5" style:family="text">
      <style:text-properties officeooo:rsid="00109578"/>
    </style:style>
    <style:style style:name="T6" style:family="text">
      <style:text-properties officeooo:rsid="00118277"/>
    </style:style>
    <style:style style:name="T7" style:family="text">
      <style:text-properties officeooo:rsid="0012e88a"/>
    </style:style>
    <style:style style:name="T8" style:family="text">
      <style:text-properties officeooo:rsid="001473a2"/>
    </style:style>
    <style:style style:name="T9" style:family="text">
      <style:text-properties officeooo:rsid="0014e7e3"/>
    </style:style>
    <style:style style:name="T10" style:family="text">
      <style:text-properties officeooo:rsid="00176e15"/>
    </style:style>
    <style:style style:name="T11" style:family="text">
      <style:text-properties officeooo:rsid="001df6d4"/>
    </style:style>
    <style:style style:name="T12" style:family="text">
      <style:text-properties officeooo:rsid="001ec9b1"/>
    </style:style>
    <style:style style:name="T13" style:family="text">
      <style:text-properties officeooo:rsid="00202ae7"/>
    </style:style>
    <style:style style:name="T14" style:family="text">
      <style:text-properties fo:language="pt" fo:country="BR"/>
    </style:style>
    <style:style style:name="T15" style:family="text">
      <style:text-properties officeooo:rsid="0022a4ba"/>
    </style:style>
    <style:style style:name="T16" style:family="text">
      <style:text-properties officeooo:rsid="0024fd34"/>
    </style:style>
    <style:style style:name="T17" style:family="text">
      <style:text-properties officeooo:rsid="0027619f"/>
    </style:style>
    <style:style style:name="T18" style:family="text">
      <style:text-properties officeooo:rsid="0027e8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o Final em Engenharia de Computação 2</text:p>
      <text:p text:style-name="P4">Visão</text:p>
      <text:p text:style-name="P1"/>
      <text:h text:style-name="P5" text:outline-level="1">Introd<text:span text:style-name="T5">ução</text:span></text:h>
      <text:p text:style-name="P23"><text:tab/><text:span text:style-name="T5">Neste documento s</text:span><text:span text:style-name="T6">erá apresentado como o projeto será desenvolvido. Apontando assim, qual o problema a ser solucionado além de demonstrar com maior detalhamento o que deve ser abordado.</text:span></text:p>
      <text:h text:style-name="P6" text:outline-level="1">Posicionamento</text:h>
      <text:p text:style-name="P23"><text:tab/><text:span text:style-name="T8">O trabalho a ser desenvolvido tem como objetivo utilizar alguns dados da covid-19 que foram extraídos do site dos dados abertos. Com esses dados o principal objetivo é demonstrar </text:span><text:span text:style-name="T9">dados relacionados a covid-19 durante o período da pandemia.</text:span></text:p>
      <text:h text:style-name="P13" text:outline-level="2"><text:span text:style-name="T7">Declaração do problema</text:span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4">The problem of</text:p>
          </table:table-cell>
          <table:table-cell table:style-name="Tabela1.B1" office:value-type="string">
            <text:p text:style-name="P15">Inserir os dados de forma que seja possível ter um controle dos dados e como deve ser feito o gerenciamento desses dados.</text:p>
          </table:table-cell>
        </table:table-row>
        <table:table-row table:style-name="Tabela1.1">
          <table:table-cell table:style-name="Tabela1.A2" office:value-type="string">
            <text:p text:style-name="P24">affects</text:p>
          </table:table-cell>
          <table:table-cell table:style-name="Tabela1.B2" office:value-type="string">
            <text:p text:style-name="P15">Conseguir visualizar as informações sobre os custos com a pandemia.</text:p>
          </table:table-cell>
        </table:table-row>
        <table:table-row table:style-name="Tabela1.1">
          <table:table-cell table:style-name="Tabela1.A2" office:value-type="string">
            <text:p text:style-name="P24">the impact of which is</text:p>
          </table:table-cell>
          <table:table-cell table:style-name="Tabela1.B3" office:value-type="string">
            <text:p text:style-name="P15">Essas informações são liberadas nos dados abertos porém não existe um sistema que permita essa informação de forma prática.</text:p>
          </table:table-cell>
        </table:table-row>
        <table:table-row table:style-name="Tabela1.1">
          <table:table-cell table:style-name="Tabela1.A2" office:value-type="string">
            <text:p text:style-name="P25">a successful solution would be</text:p>
          </table:table-cell>
          <table:table-cell table:style-name="Tabela1.B4" office:value-type="string">
            <text:p text:style-name="P15">Seria ter um sistema que permita que essas informações sejam <text:span text:style-name="T10">obtidas de maneira prática.</text:span></text:p>
          </table:table-cell>
        </table:table-row>
      </table:table>
      <text:h text:style-name="P9" text:outline-level="2">Declaração de posição do produto</text:h>
      <text:p text:style-name="P14">[Provide an overall statement summarizing, at the highest level, the unique position the product intends to fill in the marketplace. The following format may be used:]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4">For</text:p>
          </table:table-cell>
          <table:table-cell table:style-name="Tabela2.B1" office:value-type="string">
            <text:p text:style-name="P14">[target customer]</text:p>
          </table:table-cell>
        </table:table-row>
        <table:table-row table:style-name="Tabela2.1">
          <table:table-cell table:style-name="Tabela2.A2" office:value-type="string">
            <text:p text:style-name="P24">Who</text:p>
          </table:table-cell>
          <table:table-cell table:style-name="Tabela2.B2" office:value-type="string">
            <text:p text:style-name="P14">[statement of the need or opportunity]</text:p>
          </table:table-cell>
        </table:table-row>
        <table:table-row table:style-name="Tabela2.1">
          <table:table-cell table:style-name="Tabela2.A2" office:value-type="string">
            <text:p text:style-name="P24">The (product name)</text:p>
          </table:table-cell>
          <table:table-cell table:style-name="Tabela2.B3" office:value-type="string">
            <text:p text:style-name="P14"><text:span text:style-name="T1"><text:s/></text:span>is a [product category]</text:p>
          </table:table-cell>
        </table:table-row>
        <table:table-row table:style-name="Tabela2.1">
          <table:table-cell table:style-name="Tabela2.A2" office:value-type="string">
            <text:p text:style-name="P24">That</text:p>
          </table:table-cell>
          <table:table-cell table:style-name="Tabela2.B4" office:value-type="string">
            <text:p text:style-name="P14">[statement of key benefit; that is, the compelling reason to buy]</text:p>
          </table:table-cell>
        </table:table-row>
        <table:table-row table:style-name="Tabela2.1">
          <table:table-cell table:style-name="Tabela2.A2" office:value-type="string">
            <text:p text:style-name="P24">Unlike</text:p>
          </table:table-cell>
          <table:table-cell table:style-name="Tabela2.B5" office:value-type="string">
            <text:p text:style-name="P14">[primary competitive alternative]</text:p>
          </table:table-cell>
        </table:table-row>
        <table:table-row table:style-name="Tabela2.1">
          <table:table-cell table:style-name="Tabela2.A6" office:value-type="string">
            <text:p text:style-name="P25">Our product</text:p>
          </table:table-cell>
          <table:table-cell table:style-name="Tabela2.B6" office:value-type="string">
            <text:p text:style-name="P14">[statement of primary differentiation]</text:p>
          </table:table-cell>
        </table:table-row>
      </table:table>
      <text:p text:style-name="P14">[A product position statement communicates the intent of the application and the importance of the project to all concerned personnel.]</text:p>
      <text:h text:style-name="P7" text:outline-level="1">Descrição das partes interessadas</text:h>
      <text:h text:style-name="P10" text:outline-level="2">Resumo das partes interessadas</text:h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20">Name</text:p>
            </table:table-cell>
            <table:table-cell table:style-name="Tabela3.A1" office:value-type="string">
              <text:p text:style-name="P20">Description</text:p>
            </table:table-cell>
            <table:table-cell table:style-name="Tabela3.A1" office:value-type="string">
              <text:p text:style-name="P20">Responsibiliti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14">[Name the stakeholder type.]</text:p>
          </table:table-cell>
          <table:table-cell table:style-name="Tabela3.A1" office:value-type="string">
            <text:p text:style-name="P14">[Briefly describe the stakeholder.]</text:p>
          </table:table-cell>
          <table:table-cell table:style-name="Tabela3.A1" office:value-type="string">
            <text:p text:style-name="P14">[Summarize the stakeholder’s key responsibilities with regard to the system being developed; that is, their interest as a <text:soft-page-break/>stakeholder. For example, this stakeholder:</text:p>
            <text:p text:style-name="P14">ensures that the system will be maintainable</text:p>
            <text:p text:style-name="P14">ensures that there will be a market demand for the product’s features</text:p>
            <text:p text:style-name="P14">monitors the project’s progress</text:p>
            <text:p text:style-name="P14">approves funding</text:p>
            <text:p text:style-name="P14">and so forth]</text:p>
          </table:table-cell>
        </table:table-row>
      </table:table>
      <text:p text:style-name="P26"/>
      <text:h text:style-name="P11" text:outline-level="2">Ambiente do usuário</text:h>
      <text:p text:style-name="P33"><text:span text:style-name="T11">Este produto tem como objetivo ser de fácil portabilidade, sendo assim, inicialmente esse produto estará disponível na web. Sendo assim, é necessário que o usuário precise ter acesso ao link de acesso ao site, não será necessário nenhum registro do usuário. </text:span><text:span text:style-name="T13">Para desenvolver este sistema é necessário uma rotina de entregas, cada ciclo tem como finalidade realizar uma entrega </text:span><text:span text:style-name="T15">que permita evoluir o projeto no quesito de implementação. </text:span><text:span text:style-name="T12">O trabalho será desenvolvido todo de forma individual visto que ele é necessário como requisito parcial para aprovação no projeto final de engenharia de computação 2.</text:span></text:p>
      <text:p text:style-name="P32">Para obter o desenvolvimento pleno do sistema de software é necessário <text:span text:style-name="T16">ter a base de dados bem definida, como fonte esses dados serão retirados do</text:span><text:span text:style-name="T17">s</text:span><text:span text:style-name="T16"> dados abertos do governo.</text:span> <text:span text:style-name="T18">Também é necessário ter um ambiente de desenvolvimento que permita que o sistema de software seja implementado e é necessária a definição da linguagem de programação que será utilizada. Para desenvolver este trabalho será utilizado o react js e o sistema será desenvolvido no ambiente Linux.</text:span></text:p>
      <text:p text:style-name="P31"/>
      <text:h text:style-name="P8" text:outline-level="1">Visão geral do produto</text:h>
      <text:h text:style-name="P12" text:outline-level="2">Needs and Features</text:h>
      <text:p text:style-name="P14">[Avoid design. Keep feature descriptions at a general level. Focus on capabilities needed and why (not how)<text:tab/> they should be implemented. Capture the stakeholder priority and planned release for each feature.]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7">Need</text:p>
          </table:table-cell>
          <table:table-cell table:style-name="Tabela4.A1" office:value-type="string">
            <text:p text:style-name="P27">Priority</text:p>
          </table:table-cell>
          <table:table-cell table:style-name="Tabela4.A1" office:value-type="string">
            <text:p text:style-name="P27">Features</text:p>
          </table:table-cell>
          <table:table-cell table:style-name="Tabela4.A1" office:value-type="string">
            <text:p text:style-name="P27">Planned Release</text:p>
          </table:table-cell>
        </table:table-row>
        <table:table-row table:style-name="Tabela4.1">
          <table:table-cell table:style-name="Tabela4.A1" office:value-type="string">
            <text:p text:style-name="P28"/>
          </table:table-cell>
          <table:table-cell table:style-name="Tabela4.A1" office:value-type="string">
            <text:p text:style-name="P29"/>
          </table:table-cell>
          <table:table-cell table:style-name="Tabela4.A1" office:value-type="string">
            <text:p text:style-name="P29"/>
          </table:table-cell>
          <table:table-cell table:style-name="Tabela4.A1" office:value-type="string">
            <text:p text:style-name="P29"/>
          </table:table-cell>
        </table:table-row>
      </table:table>
      <text:p text:style-name="P26"/>
      <text:h text:style-name="P5" text:outline-level="1">Other Product Requirements</text:h>
      <text:p text:style-name="P14">[At a high level, list applicable standards, hardware, or platform requirements; performance requirements; and environmental requirements.</text:p>
      <text:p text:style-name="P14">Define the quality ranges for performance, robustness, fault tolerance, usability, and similar characteristics that are not captured in the Feature Set.</text:p>
      <text:p text:style-name="P14">Note any design constraints, external constraints, assumptions or other dependencies that, if changed, will alter the <text:span text:style-name="T2">Vision </text:span>document. For example, an assumption may state that a specific operating system will be available for the hardware designated for the software product. If the operating system is not available, the <text:span text:style-name="T2">Vision</text:span> document will need to change.</text:p>
      <text:p text:style-name="P14">Define any specific documentation requirements, including user manuals, online help, installation, labeling, and packaging requirements.</text:p>
      <text:p text:style-name="P14"><text:soft-page-break/>Define the priority of these other product requirements. Include, if useful, attributes such as stability, benefit, effort, and risk.]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7">Requirement</text:p>
          </table:table-cell>
          <table:table-cell table:style-name="Tabela5.A1" office:value-type="string">
            <text:p text:style-name="P27">Priority</text:p>
          </table:table-cell>
          <table:table-cell table:style-name="Tabela5.A1" office:value-type="string">
            <text:p text:style-name="P27">Planned Release</text:p>
          </table:table-cell>
        </table:table-row>
        <table:table-row table:style-name="Tabela5.1">
          <table:table-cell table:style-name="Tabela5.A1" office:value-type="string">
            <text:p text:style-name="P28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ela7" style:family="table">
      <style:table-properties style:width="16.859cm" fo:margin-left="-0.191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style:min-row-height="0.5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 officeooo:rsid="000f5389" officeooo:paragraph-rsid="000f5389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8" style:family="paragraph" style:parent-style-name="Standard">
      <style:paragraph-properties fo:text-align="center" style:justify-single-word="false"/>
      <style:text-properties fo:language="pt" fo:country="BR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0f5389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3">Projeto Final em Engenharia de Computação 2</text:p>
            </table:table-cell>
            <table:table-cell table:style-name="Tabela7.A1" office:value-type="string">
              <text:p text:style-name="MP4"><text:s/></text:p>
            </table:table-cell>
          </table:table-row>
          <table:table-row table:style-name="Tabela7.1">
            <table:table-cell table:style-name="Tabela7.A1" office:value-type="string">
              <text:p text:style-name="MP5">Visão</text:p>
            </table:table-cell>
            <table:table-cell table:style-name="Tabela7.A1" office:value-type="string">
              <text:p text:style-name="MP6"><text:s text:c="2"/>Date: <text:s/>&lt;<text:span text:style-name="MT1">25</text:span>/<text:span text:style-name="MT1">07</text:span>/<text:span text:style-name="MT1">2022</text:span>&gt;</text:p>
            </table:table-cell>
          </table:table-row>
        </table:table>
        <text:p text:style-name="MP1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7">Confidential</text:p>
            </table:table-cell>
            <table:table-cell table:style-name="Tabela6.A1" office:value-type="string">
              <text:p text:style-name="MP8"><text:span text:style-name="MT2"></text:span>, <text:date style:data-style-name="N107" text:date-value="2022-07-25T17:04:16.213999749">2022</text:date></text:p>
            </table:table-cell>
            <table:table-cell table:style-name="Tabela6.A1" office:value-type="string">
              <text:p text:style-name="MP9"><text:span text:style-name="MT3">Page 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2-07-25T16:02:58.489000000</meta:creation-date>
    <dc:date>2022-07-25T16:53:54.602000000</dc:date>
    <meta:print-date>2001-03-15T14:26:00</meta:print-date>
    <meta:editing-cycles>29</meta:editing-cycles>
    <meta:editing-duration>PT50M43S</meta:editing-duration>
    <meta:generator>LibreOffice/7.2.7.2$Windows_X86_64 LibreOffice_project/8d71d29d553c0f7dcbfa38fbfda25ee34cce99a2</meta:generator>
    <meta:document-statistic meta:table-count="7" meta:image-count="0" meta:object-count="0" meta:page-count="3" meta:paragraph-count="69" meta:word-count="691" meta:character-count="4548" meta:non-whitespace-character-count="3928"/>
  </office:meta>
</office:document-meta>
</file>